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Comment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Comment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CommentBean.setComment( String m_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CommentBean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CommentBea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CommentBean.TaskCommen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CommentBean.setDate( Date m_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